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g>
          <draw:custom-shape draw:style-name="gr1" draw:text-style-name="P2" draw:layer="layout" svg:width="16cm" svg:height="5.3cm" svg:x="2.6cm" svg:y="10.5cm">
            <text:p text:style-name="P1"><text:span text:style-name="T1">Usuári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4.588cm" svg:height="3.766cm" svg:x="3.541cm" svg:y="11.6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4.707cm" svg:height="3.35cm" svg:x="3.634cm" svg:y="11.921cm">
            <text:p text:style-name="P1"><text:span text:style-name="T1">Desenvolvedores</text:span></text:p>
            <text:p text:style-name="P1"><text:span text:style-name="T1">Esporád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4.707cm" svg:height="3.35cm" svg:x="13.234cm" svg:y="11.921cm">
            <text:p text:style-name="P1"><text:span text:style-name="T1">Desenvolvedores</text:span></text:p>
            <text:p text:style-name="P1"><text:span text:style-name="T1">Co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4.707cm" svg:height="3.35cm" svg:x="8.434cm" svg:y="11.921cm">
            <text:p text:style-name="P1"><text:span text:style-name="T1">Desenvolvedores</text:span></text:p>
            <text:p text:style-name="P1"><text:span text:style-name="T1">Frequent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oão Freitas</meta:initial-creator>
    <meta:creation-date>2008-03-16T16:12:45</meta:creation-date>
    <dc:creator>joaohf</dc:creator>
    <dc:date>2008-05-01T16:12:02</dc:date>
    <meta:editing-cycles>10</meta:editing-cycles>
    <meta:editing-duration>PT2H16M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